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line-height="150%" fo:text-align="justify" style:justify-single-word="false"/>
      <style:text-properties officeooo:rsid="0006a338" officeooo:paragraph-rsid="0006a338"/>
    </style:style>
    <style:style style:name="P2" style:family="paragraph" style:parent-style-name="Standard">
      <style:paragraph-properties fo:line-height="150%" fo:text-align="justify" style:justify-single-word="false"/>
      <style:text-properties officeooo:rsid="00072b56" officeooo:paragraph-rsid="00072b56"/>
    </style:style>
    <style:style style:name="T1" style:family="text">
      <style:text-properties fo:font-style="italic" style:font-style-asian="italic" style:font-style-complex="italic"/>
    </style:style>
    <style:style style:name="T2" style:family="text">
      <style:text-properties fo:font-style="italic" officeooo:rsid="0006af8b" style:font-style-asian="italic" style:font-style-complex="italic"/>
    </style:style>
    <style:style style:name="T3" style:family="text">
      <style:text-properties fo:font-style="normal" style:font-style-asian="normal" style:font-style-complex="normal"/>
    </style:style>
    <style:style style:name="T4" style:family="text">
      <style:text-properties fo:font-style="normal" officeooo:rsid="0006af8b" style:font-style-asian="normal" style:font-style-complex="normal"/>
    </style:style>
    <style:style style:name="T5" style:family="text">
      <style:text-properties fo:font-style="normal" officeooo:rsid="00079bef"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nd da fragt er mich allen Ernstes, ob man tödten dürfe! Ja, du darfst tödten! Was hält dich davon ab? Allen unsere Vorstellung sind ihre eigene letzter Konsequnz, haben in dieser <text:span text:style-name="T1">nichts </text:span><text:span text:style-name="T3">mehr, das sie darüber hinaus rechtfertigen könne. Einen Baum nennen wir Baum, weil wir es so kennengelernt haben. Nehmt euch die Freiheit ihn anders zu nennen! Einen Menschen hat man nett zu behandeln haben wir uns beibringen lassen. Nehmt euch die Freiheit ihn anders zu behandeln! Wir haben gelernt, dass rauchen ungesund ist. Nehmt euch eine Zigarette, steckt sie euch bei Sonnenaufgang an einem Katermorgen am Flußufer in den Mund, zündet sie an und fragt euch selbst, „was heißt ungesund?“ </text:span></text:p>
      <text:p text:style-name="P1"><text:span text:style-name="T3">Ich <text:s text:c="2"/>erteile euch <text:s text:c="3"/>die Erlaubnis <text:s text:c="3"/>alles denken zu dürfen! Ich erteile <text:s text:c="3"/></text:span><text:span text:style-name="T4">euch die <text:s text:c="3"/>Erlaubnis <text:s text:c="3"/>alles tun zu dürfen! Es steht </text:span><text:span text:style-name="T2">nichts</text:span><text:span text:style-name="T4"> im Himmel und den Sternen geschrieben!</text:span></text:p>
      <text:p text:style-name="P2"><text:span text:style-name="T4">E</text:span><text:span text:style-name="T3">rst wenn ein Mensch dies erkannt hat, wenn er sich der Unbeschriebenheit seines eigenen moralischen Blattes bewusst ist, und damit die volle Gewalt seiner Entscheidungen fühlt, kann ein Mensch wahrlich </text:span><text:span text:style-name="T1">mündig </text:span><text:span text:style-name="T3">genannt werden. </text:span></text:p>
      <text:p text:style-name="P2"><text:span text:style-name="T3">Hier hat jeder die Macht sich seine (moralisch) Welt frei von jeglicher Objektivität für sich zu schaffen. Und ich kann nur hoffen, dass </text:span><text:span text:style-name="T5">am Ende, welches ein sich fort Entwickelndes ist,</text:span><text:span text:style-name="T3"> </text:span><text:span text:style-name="T5">es </text:span><text:span text:style-name="T3">die schönsten aller Welten si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06:58.340021273</meta:creation-date>
    <dc:date>2018-04-28T18:53:13.000106118</dc:date>
    <meta:editing-duration>PT4M2S</meta:editing-duration>
    <meta:editing-cycles>3</meta:editing-cycles>
    <meta:generator>LibreOffice/5.1.6.2$Linux_X86_64 LibreOffice_project/10m0$Build-2</meta:generator>
    <meta:document-statistic meta:table-count="0" meta:image-count="0" meta:object-count="0" meta:page-count="1" meta:paragraph-count="4" meta:word-count="209" meta:character-count="1308" meta:non-whitespace-character-count="1084"/>
  </office:meta>
</office:document-meta>
</file>